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42d0" officeooo:paragraph-rsid="000c42d0"/>
    </style:style>
    <style:style style:name="P2" style:family="paragraph" style:parent-style-name="Standard">
      <style:text-properties fo:color="#c9211e" style:font-name="Monaco" officeooo:rsid="000c42d0" officeooo:paragraph-rsid="000c42d0"/>
    </style:style>
    <style:style style:name="P3" style:family="paragraph" style:parent-style-name="Standard">
      <style:text-properties style:font-name="Monaco" officeooo:rsid="000c42d0" officeooo:paragraph-rsid="000c42d0"/>
    </style:style>
    <style:style style:name="T1" style:family="text">
      <style:text-properties style:font-name="Monaco"/>
    </style:style>
    <style:style style:name="T2" style:family="text">
      <style:text-properties fo:color="#c92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utoriels pertinent à suivre :</text:p>
      <text:p text:style-name="P3"/>
      <text:p text:style-name="P2">Platform game :</text:p>
      <text:p text:style-name="P2"/>
      <text:p text:style-name="P1"><text:span text:style-name="T1">1) </text:span><text:a xlink:type="simple" xlink:href="https://medium.com/javascript-in-plain-english/platform-game-with-pixijs-part-1-ca2ed93c0808" text:style-name="Internet_20_link" text:visited-style-name="Visited_20_Internet_20_Link"><text:span text:style-name="T1">https://medium.com/javascript-in-plain-english/platform-game-with-pixijs-part-1-ca2ed93c0808</text:span></text:a><text:span text:style-name="T1"> (part 1)</text:span></text:p>
      <text:p text:style-name="P1"><text:span text:style-name="T1"/></text:p>
      <text:p text:style-name="P1"><text:span text:style-name="T1">2) </text:span><text:a xlink:type="simple" xlink:href="https://medium.com/javascript-in-plain-english/platform-game-with-pixijs-part-2-201e465df87b" text:style-name="Internet_20_link" text:visited-style-name="Visited_20_Internet_20_Link"><text:span text:style-name="T1">https://medium.com/javascript-in-plain-english/platform-game-with-pixijs-part-2-201e465df87b</text:span></text:a><text:span text:style-name="T1"> (part 2)</text:span></text:p>
      <text:p text:style-name="P1"><text:span text:style-name="T1"/></text:p>
      <text:p text:style-name="P1"><text:span text:style-name="T1">3) </text:span><text:a xlink:type="simple" xlink:href="https://medium.com/javascript-in-plain-english/platform-game-with-pixijs-part-3-a44c873e895b" text:style-name="Internet_20_link" text:visited-style-name="Visited_20_Internet_20_Link"><text:span text:style-name="T1">https://medium.com/javascript-in-plain-english/platform-game-with-pixijs-part-3-a44c873e895b</text:span></text:a><text:span text:style-name="T1"> (part 3)</text:span></text:p>
      <text:p text:style-name="P3"/>
      <text:p text:style-name="P2">PixiJs with React :</text:p>
      <text:p text:style-name="P2"/>
      <text:p text:style-name="P1"><text:span text:style-name="T1">1) </text:span><text:a xlink:type="simple" xlink:href="https://medium.com/@peeyush.pathak18/pixijs-with-react-3cd40738180" text:style-name="Internet_20_link" text:visited-style-name="Visited_20_Internet_20_Link"><text:span text:style-name="T1">https://medium.com/@peeyush.pathak18/pixijs-with-react-3cd40738180</text:span></text:a></text:p>
      <text:p text:style-name="P1"><text:span text:style-name="T1"/></text:p>
      <text:p text:style-name="P1"><text:span text:style-name="T1">2) </text:span><text:a xlink:type="simple" xlink:href="https://medium.com/@mikkanthrope/react-with-pixijs-c8fc4c50facd" text:style-name="Internet_20_link" text:visited-style-name="Visited_20_Internet_20_Link"><text:span text:style-name="T1">https://medium.com/@mikkanthrope/react-with-pixijs-c8fc4c50facd</text:span></text:a></text:p>
      <text:p text:style-name="P3"/>
      <text:p text:style-name="P3"><text:span text:style-name="T2">React :</text:span></text:p>
      <text:p text:style-name="P3"><text:span text:style-name="T2"/></text:p>
      <text:p text:style-name="P3">1) <text:a xlink:type="simple" xlink:href="https://fr.reactjs.org/tutorial/tutorial.html" text:style-name="Internet_20_link" text:visited-style-name="Visited_20_Internet_20_Link">https://fr.reactjs.org/tutorial/tutorial.html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draw:fill="solid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22:35:13.188219437</meta:creation-date>
    <dc:date>2020-10-12T22:43:03.048387631</dc:date>
    <meta:editing-duration>PT7M50S</meta:editing-duration>
    <meta:editing-cycles>1</meta:editing-cycles>
    <meta:document-statistic meta:table-count="0" meta:image-count="0" meta:object-count="0" meta:page-count="1" meta:paragraph-count="10" meta:word-count="32" meta:character-count="566" meta:non-whitespace-character-count="544"/>
    <meta:generator>LibreOffice/6.4.6.2$Linux_X86_64 LibreOffice_project/40$Build-2</meta:generator>
  </office:meta>
</office:document-meta>
</file>